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2.011cm" style:rel-column-width="6935*"/>
    </style:style>
    <style:style style:name="Team7.B" style:family="table-column">
      <style:table-column-properties style:column-width="1.879cm" style:rel-column-width="6479*"/>
    </style:style>
    <style:style style:name="Team7.C" style:family="table-column">
      <style:table-column-properties style:column-width="15.111cm" style:rel-column-width="52121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5" style:display-name="Naming_convention.5" style:family="table-row">
      <style:table-row-properties fo:keep-together="auto"/>
    </style:style>
    <style:style style:name="Naming_5f_convention.7" style:display-name="Naming_convention.7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9" style:family="table-row">
      <style:table-row-properties fo:background-color="transparent" fo:keep-together="auto">
        <style:background-image/>
      </style:table-row-properties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Formats.4" style:family="table-row">
      <style:table-row-properties fo:keep-together="auto"/>
    </style:style>
    <style:style style:name="Tab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56cm" style:rel-column-width="12276*"/>
    </style:style>
    <style:style style:name="Table1.B" style:family="table-column">
      <style:table-column-properties style:column-width="5.062cm" style:rel-column-width="17462*"/>
    </style:style>
    <style:style style:name="Table1.D" style:family="table-column">
      <style:table-column-properties style:column-width="6.819cm" style:rel-column-width="23521*"/>
    </style:style>
    <style:style style:name="Table1.1" style:family="table-row">
      <style:table-row-properties fo:background-color="#faa61a" fo:keep-together="auto">
        <style:background-image/>
      </style:table-row-properties>
    </style:style>
    <style:style style:name="Table1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able1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able1.4" style:family="table-row">
      <style:table-row-properties fo:background-color="#eeeeee" fo:keep-together="auto">
        <style:background-image/>
      </style:table-row-properties>
    </style:style>
    <style:style style:name="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fe761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d812" officeooo:paragraph-rsid="0209d8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f005" officeooo:paragraph-rsid="0209f0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65a18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321262" officeooo:paragraph-rsid="02321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dbb2" officeooo:paragraph-rsid="0206d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text-properties fo:language="en" fo:country="US"/>
    </style:style>
    <style:style style:name="P35" style:family="paragraph" style:parent-style-name="Text_20_body">
      <style:text-properties fo:language="en" fo:country="US" officeooo:rsid="0021095f" officeooo:paragraph-rsid="0021095f"/>
    </style:style>
    <style:style style:name="P36" style:family="paragraph" style:parent-style-name="Text_20_body">
      <style:text-properties officeooo:rsid="00f59f30" officeooo:paragraph-rsid="00f59f30"/>
    </style:style>
    <style:style style:name="P37" style:family="paragraph" style:parent-style-name="Text_20_body">
      <style:text-properties officeooo:rsid="0140d684" officeooo:paragraph-rsid="0148c917"/>
    </style:style>
    <style:style style:name="P38" style:family="paragraph" style:parent-style-name="Text_20_body">
      <style:text-properties officeooo:rsid="01748f62" officeooo:paragraph-rsid="01748f62"/>
    </style:style>
    <style:style style:name="P39" style:family="paragraph" style:parent-style-name="Title">
      <style:text-properties fo:language="en" fo:country="US" officeooo:paragraph-rsid="001be85e"/>
    </style:style>
    <style:style style:name="P40" style:family="paragraph" style:parent-style-name="Subtitle">
      <style:text-properties fo:language="en" fo:country="US" officeooo:paragraph-rsid="0188317b"/>
    </style:style>
    <style:style style:name="P41" style:family="paragraph" style:parent-style-name="Subtitle">
      <style:text-properties fo:language="en" fo:country="US" officeooo:rsid="0109302d" officeooo:paragraph-rsid="0188317b"/>
    </style:style>
    <style:style style:name="P42" style:family="paragraph" style:parent-style-name="Codice">
      <style:text-properties officeooo:paragraph-rsid="01ca465b"/>
    </style:style>
    <style:style style:name="P43" style:family="paragraph" style:parent-style-name="Codice">
      <style:text-properties officeooo:paragraph-rsid="01d66cd3"/>
    </style:style>
    <style:style style:name="P44" style:family="paragraph" style:parent-style-name="Codice">
      <style:text-properties officeooo:paragraph-rsid="01d881aa"/>
    </style:style>
    <style:style style:name="P45" style:family="paragraph" style:parent-style-name="Codice">
      <style:text-properties officeooo:paragraph-rsid="01da9e12"/>
    </style:style>
    <style:style style:name="P46" style:family="paragraph" style:parent-style-name="Codice">
      <style:text-properties officeooo:paragraph-rsid="01e8127b"/>
    </style:style>
    <style:style style:name="P47" style:family="paragraph" style:parent-style-name="Codice">
      <style:text-properties officeooo:paragraph-rsid="01ebbb3b"/>
    </style:style>
    <style:style style:name="P48" style:family="paragraph" style:parent-style-name="Codice">
      <style:text-properties officeooo:paragraph-rsid="01f36daa"/>
    </style:style>
    <style:style style:name="P49" style:family="paragraph" style:parent-style-name="Codice">
      <style:text-properties officeooo:paragraph-rsid="01f5fa50"/>
    </style:style>
    <style:style style:name="P50" style:family="paragraph" style:parent-style-name="Codice">
      <style:text-properties officeooo:paragraph-rsid="01f6dc5d"/>
    </style:style>
    <style:style style:name="P51" style:family="paragraph" style:parent-style-name="Codice">
      <style:text-properties officeooo:paragraph-rsid="01f7af13"/>
    </style:style>
    <style:style style:name="P52" style:family="paragraph" style:parent-style-name="Codice">
      <style:text-properties officeooo:paragraph-rsid="01f7fb93"/>
    </style:style>
    <style:style style:name="P53" style:family="paragraph" style:parent-style-name="Codice">
      <style:text-properties officeooo:paragraph-rsid="01f92345"/>
    </style:style>
    <style:style style:name="P54" style:family="paragraph" style:parent-style-name="Codice">
      <style:text-properties officeooo:paragraph-rsid="01fa3a32"/>
    </style:style>
    <style:style style:name="P55" style:family="paragraph" style:parent-style-name="Codice">
      <style:text-properties officeooo:paragraph-rsid="01fa5cd3"/>
    </style:style>
    <style:style style:name="P56" style:family="paragraph" style:parent-style-name="Codice">
      <style:text-properties officeooo:paragraph-rsid="01faadb6"/>
    </style:style>
    <style:style style:name="P57" style:family="paragraph" style:parent-style-name="Codice">
      <style:text-properties officeooo:rsid="01c0727e" officeooo:paragraph-rsid="021766b4"/>
    </style:style>
    <style:style style:name="P58" style:family="paragraph" style:parent-style-name="Codice">
      <style:text-properties officeooo:paragraph-rsid="021299cc"/>
    </style:style>
    <style:style style:name="P59" style:family="paragraph" style:parent-style-name="Codice">
      <style:text-properties officeooo:paragraph-rsid="0213e236"/>
    </style:style>
    <style:style style:name="P60" style:family="paragraph" style:parent-style-name="Codice">
      <style:text-properties officeooo:paragraph-rsid="0214c914"/>
    </style:style>
    <style:style style:name="P61" style:family="paragraph" style:parent-style-name="Codice">
      <style:text-properties officeooo:paragraph-rsid="01bf861f"/>
    </style:style>
    <style:style style:name="P62" style:family="paragraph" style:parent-style-name="Codice">
      <style:text-properties officeooo:paragraph-rsid="021766b4"/>
    </style:style>
    <style:style style:name="P63" style:family="paragraph" style:parent-style-name="Codice">
      <style:text-properties officeooo:paragraph-rsid="0217fb0a"/>
    </style:style>
    <style:style style:name="P64" style:family="paragraph" style:parent-style-name="Text_20_body">
      <style:text-properties officeooo:rsid="00edb367" officeooo:paragraph-rsid="011c6151"/>
    </style:style>
    <style:style style:name="P6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6" style:family="paragraph" style:parent-style-name="Contents_20_Heading" style:master-page-name="Index">
      <style:paragraph-properties style:page-number="auto"/>
    </style:style>
    <style:style style:name="P67" style:family="paragraph" style:parent-style-name="Standard" style:list-style-name="L1"/>
    <style:style style:name="P68" style:family="paragraph" style:parent-style-name="Standard" style:list-style-name="L2"/>
    <style:style style:name="P69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233ae23"/>
    </style:style>
    <style:style style:name="P71" style:family="paragraph" style:parent-style-name="Standard">
      <style:paragraph-properties fo:text-align="start" style:justify-single-word="false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81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65e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5a8de" officeooo:paragraph-rsid="0225a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8e74b" officeooo:paragraph-rsid="0228e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dc016" officeooo:paragraph-rsid="022dc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Heading_20_1" style:master-page-name="Standard">
      <style:paragraph-properties style:page-number="1"/>
      <style:text-properties fo:language="en" fo:country="US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86" style:family="paragraph" style:parent-style-name="Heading_20_1">
      <style:paragraph-properties fo:break-before="page"/>
      <style:text-properties officeooo:rsid="020066ac" officeooo:paragraph-rsid="0148c917"/>
    </style:style>
    <style:style style:name="P87" style:family="paragraph" style:parent-style-name="Heading_20_1">
      <style:paragraph-properties fo:break-before="page"/>
      <style:text-properties officeooo:rsid="00f78cb5" officeooo:paragraph-rsid="00f78cb5"/>
    </style:style>
    <style:style style:name="P8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df6ae2"/>
    </style:style>
    <style:style style:name="T12" style:family="text">
      <style:text-properties fo:language="en" fo:country="US" officeooo:rsid="017844f5"/>
    </style:style>
    <style:style style:name="T13" style:family="text">
      <style:text-properties fo:language="en" fo:country="US" officeooo:rsid="017ae422"/>
    </style:style>
    <style:style style:name="T14" style:family="text">
      <style:text-properties fo:language="en" fo:country="US" officeooo:rsid="017b4cf4"/>
    </style:style>
    <style:style style:name="T15" style:family="text">
      <style:text-properties officeooo:rsid="017b4cf4"/>
    </style:style>
    <style:style style:name="T16" style:family="text">
      <style:text-properties officeooo:rsid="01957cdb"/>
    </style:style>
    <style:style style:name="T17" style:family="text">
      <style:text-properties officeooo:rsid="01987721"/>
    </style:style>
    <style:style style:name="T18" style:family="text">
      <style:text-properties officeooo:rsid="01b65a18"/>
    </style:style>
    <style:style style:name="T19" style:family="text">
      <style:text-properties officeooo:rsid="01bf861f"/>
    </style:style>
    <style:style style:name="T20" style:family="text">
      <style:text-properties officeooo:rsid="01c0727e"/>
    </style:style>
    <style:style style:name="T21" style:family="text">
      <style:text-properties officeooo:rsid="01ca465b"/>
    </style:style>
    <style:style style:name="T22" style:family="text">
      <style:text-properties officeooo:rsid="01d66cd3"/>
    </style:style>
    <style:style style:name="T23" style:family="text">
      <style:text-properties officeooo:rsid="01da9e12"/>
    </style:style>
    <style:style style:name="T24" style:family="text">
      <style:text-properties officeooo:rsid="01df1d32"/>
    </style:style>
    <style:style style:name="T25" style:family="text">
      <style:text-properties officeooo:rsid="01e0f2ef"/>
    </style:style>
    <style:style style:name="T26" style:family="text">
      <style:text-properties officeooo:rsid="01e8127b"/>
    </style:style>
    <style:style style:name="T27" style:family="text">
      <style:text-properties officeooo:rsid="01f36daa"/>
    </style:style>
    <style:style style:name="T28" style:family="text">
      <style:text-properties officeooo:rsid="01f49027"/>
    </style:style>
    <style:style style:name="T29" style:family="text">
      <style:text-properties officeooo:rsid="01f6dc5d"/>
    </style:style>
    <style:style style:name="T30" style:family="text">
      <style:text-properties officeooo:rsid="01f7af13"/>
    </style:style>
    <style:style style:name="T31" style:family="text">
      <style:text-properties officeooo:rsid="01f92345"/>
    </style:style>
    <style:style style:name="T32" style:family="text">
      <style:text-properties officeooo:rsid="01fa5cd3"/>
    </style:style>
    <style:style style:name="T33" style:family="text">
      <style:text-properties officeooo:rsid="01fe761e"/>
    </style:style>
    <style:style style:name="T34" style:family="text">
      <style:text-properties officeooo:rsid="0204438f"/>
    </style:style>
    <style:style style:name="T35" style:family="text">
      <style:text-properties officeooo:rsid="02061764"/>
    </style:style>
    <style:style style:name="T36" style:family="text">
      <style:text-properties officeooo:rsid="020846d3"/>
    </style:style>
    <style:style style:name="T37" style:family="text">
      <style:text-properties officeooo:rsid="0209f005"/>
    </style:style>
    <style:style style:name="T38" style:family="text">
      <style:text-properties officeooo:rsid="0210c169"/>
    </style:style>
    <style:style style:name="T39" style:family="text">
      <style:text-properties officeooo:rsid="0213e236"/>
    </style:style>
    <style:style style:name="T40" style:family="text">
      <style:text-properties fo:color="#355269" officeooo:rsid="01e8127b"/>
    </style:style>
    <style:style style:name="T41" style:family="text">
      <style:text-properties fo:color="#07009a"/>
    </style:style>
    <style:style style:name="T42" style:family="text">
      <style:text-properties fo:color="#07009a" officeooo:rsid="01e8995b"/>
    </style:style>
    <style:style style:name="T43" style:family="text">
      <style:text-properties fo:color="#07009a" officeooo:rsid="01e8127b"/>
    </style:style>
    <style:style style:name="T44" style:family="text">
      <style:text-properties fo:color="#07009a" officeooo:rsid="021766b4"/>
    </style:style>
    <style:style style:name="T45" style:family="text">
      <style:text-properties officeooo:rsid="02273b0a"/>
    </style:style>
    <style:style style:name="T46" style:family="text">
      <style:text-properties officeooo:rsid="02281f60"/>
    </style:style>
    <style:style style:name="T47" style:family="text">
      <style:text-properties officeooo:rsid="02321262"/>
    </style:style>
    <style:style style:name="T48" style:family="text">
      <style:text-properties officeooo:rsid="0233ae23"/>
    </style:style>
    <style:style style:name="T49" style:family="text">
      <style:text-properties officeooo:rsid="023b1da8"/>
    </style:style>
    <style:style style:name="T50" style:family="text">
      <style:text-properties officeooo:rsid="02423452"/>
    </style:style>
    <style:style style:name="T51" style:family="text">
      <style:text-properties officeooo:rsid="024422e8"/>
    </style:style>
    <style:style style:name="T52" style:family="text">
      <style:text-properties officeooo:rsid="0244d96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4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39">Howl’s Moving Castle: <text:span text:style-name="T1">another door</text:span></text:p>
      <text:p text:style-name="P41">Project guidelines</text:p>
      <text:p text:style-name="P40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24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24">938320</text:p>
          </table:table-cell>
          <table:table-cell table:style-name="Team7.B2" office:value-type="string">
            <text:p text:style-name="P24">Dettori</text:p>
          </table:table-cell>
          <table:table-cell table:style-name="Team7.B2" office:value-type="string">
            <text:p text:style-name="P25">Francesco</text:p>
          </table:table-cell>
        </table:table-row>
        <table:table-row table:style-name="Team7.3">
          <table:table-cell table:style-name="Team7.A2" office:value-type="string">
            <text:p text:style-name="P24">938379</text:p>
          </table:table-cell>
          <table:table-cell table:style-name="Team7.B2" office:value-type="string">
            <text:p text:style-name="P24">Iervolino</text:p>
          </table:table-cell>
          <table:table-cell table:style-name="Team7.B2" office:value-type="string">
            <text:p text:style-name="P25">Riccardo</text:p>
          </table:table-cell>
        </table:table-row>
        <table:table-row table:style-name="Team7.4">
          <table:table-cell table:style-name="Team7.A2" office:value-type="string">
            <text:p text:style-name="P24">931468</text:p>
          </table:table-cell>
          <table:table-cell table:style-name="Team7.B2" office:value-type="string">
            <text:p text:style-name="P24">Maione</text:p>
          </table:table-cell>
          <table:table-cell table:style-name="Team7.B2" office:value-type="string">
            <text:p text:style-name="P25">Michele</text:p>
          </table:table-cell>
        </table:table-row>
      </table:table>
      <text:p text:style-name="P34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66">Index</text:p>
          </text:index-title>
          <text:p text:style-name="P65"><text:a xlink:type="simple" xlink:href="#__RefHeading___Toc154_2204026579">Change log<text:tab/>1</text:a></text:p>
          <text:p text:style-name="P65"><text:a xlink:type="simple" xlink:href="#__RefHeading___Toc156_2204026579">Paths and project structure<text:tab/>2</text:a></text:p>
          <text:p text:style-name="P65"><text:a xlink:type="simple" xlink:href="#__RefHeading___Toc800_2442314896">Naming convention<text:tab/>3</text:a></text:p>
          <text:p text:style-name="P65"><text:a xlink:type="simple" xlink:href="#__RefHeading___Toc804_2442314896">Tools, file types and format<text:tab/>4</text:a></text:p>
          <text:p text:style-name="P89"><text:a xlink:type="simple" xlink:href="#__RefHeading___Toc3942_1649709148">Personal computer<text:tab/>4</text:a></text:p>
          <text:p text:style-name="P88"><text:a xlink:type="simple" xlink:href="#__RefHeading___Toc3944_1649709148">Artist and programmer<text:tab/>4</text:a></text:p>
          <text:p text:style-name="P89"><text:a xlink:type="simple" xlink:href="#__RefHeading___Toc3946_1649709148">Virtual machine<text:tab/>4</text:a></text:p>
          <text:p text:style-name="P89"><text:a xlink:type="simple" xlink:href="#__RefHeading___Toc3948_1649709148">Formats<text:tab/>4</text:a></text:p>
          <text:p text:style-name="P65"><text:a xlink:type="simple" xlink:href="#__RefHeading___Toc487_337111748">Version control<text:tab/>5</text:a></text:p>
        </text:index-body>
      </text:table-of-content>
      <text:p text:style-name="P34"/>
      <text:h text:style-name="P83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24">User</text:p>
          </table:table-cell>
          <table:table-cell table:style-name="Changelog.B1" office:value-type="string">
            <text:p text:style-name="P24">Date</text:p>
          </table:table-cell>
          <table:table-cell table:style-name="Changelog.B1" office:value-type="string">
            <text:p text:style-name="P24">Description</text:p>
          </table:table-cell>
        </table:table-row>
        <table:table-row table:style-name="Changelog.2">
          <table:table-cell table:style-name="Changelog.A2" office:value-type="string">
            <text:p text:style-name="P24">Maione</text:p>
          </table:table-cell>
          <table:table-cell table:style-name="Changelog.B2" office:value-type="string">
            <text:p text:style-name="P24">25/10/2018</text:p>
          </table:table-cell>
          <table:table-cell table:style-name="Changelog.B2" office:value-type="string">
            <text:p text:style-name="P24">Created this document</text:p>
          </table:table-cell>
        </table:table-row>
        <table:table-row table:style-name="Changelog.3">
          <table:table-cell table:style-name="Changelog.A2" office:value-type="string">
            <text:p text:style-name="P24">Maione</text:p>
          </table:table-cell>
          <table:table-cell table:style-name="Changelog.B2" office:value-type="string">
            <text:p text:style-name="P24">26/11/2018</text:p>
          </table:table-cell>
          <table:table-cell table:style-name="Changelog.B2" office:value-type="string">
            <text:p text:style-name="P24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24">Maione</text:p>
          </table:table-cell>
          <table:table-cell table:style-name="Changelog.B2" office:value-type="string">
            <text:p text:style-name="P24">27/11/2018</text:p>
          </table:table-cell>
          <table:table-cell table:style-name="Changelog.B2" office:value-type="string">
            <text:p text:style-name="P24">Added file types</text:p>
          </table:table-cell>
        </table:table-row>
        <table:table-row table:style-name="Changelog.3">
          <table:table-cell table:style-name="Changelog.A2" office:value-type="string">
            <text:p text:style-name="P24">Maione</text:p>
          </table:table-cell>
          <table:table-cell table:style-name="Changelog.B2" office:value-type="string">
            <text:p text:style-name="P24">28/11/2018</text:p>
          </table:table-cell>
          <table:table-cell table:style-name="Changelog.B2" office:value-type="string">
            <text:p text:style-name="P24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24">Dettori</text:p>
          </table:table-cell>
          <table:table-cell table:style-name="Changelog.B2" office:value-type="string">
            <text:p text:style-name="P24">29/11/2018</text:p>
          </table:table-cell>
          <table:table-cell table:style-name="Changelog.B2" office:value-type="string">
            <text:p text:style-name="P24">Revision</text:p>
          </table:table-cell>
        </table:table-row>
        <table:table-row table:style-name="Changelog.3">
          <table:table-cell table:style-name="Changelog.A2" office:value-type="string">
            <text:p text:style-name="P26">Maione</text:p>
          </table:table-cell>
          <table:table-cell table:style-name="Changelog.B2" office:value-type="string">
            <text:p text:style-name="P26">07/11/2018</text:p>
          </table:table-cell>
          <table:table-cell table:style-name="Changelog.B2" office:value-type="string">
            <text:p text:style-name="P26">Updated path structure</text:p>
          </table:table-cell>
        </table:table-row>
        <table:table-row table:style-name="Changelog.6">
          <table:table-cell table:style-name="Changelog.A2" office:value-type="string">
            <text:p text:style-name="P27">Maione</text:p>
          </table:table-cell>
          <table:table-cell table:style-name="Changelog.B2" office:value-type="string">
            <text:p text:style-name="P27">17/11/2018</text:p>
          </table:table-cell>
          <table:table-cell table:style-name="Changelog.B2" office:value-type="string">
            <text:p text:style-name="P29">Replaced all the embedded images with the <text:span text:style-name="T47">referenced</text:span> one</text:p>
          </table:table-cell>
        </table:table-row>
        <table:table-row table:style-name="Changelog.3">
          <table:table-cell table:style-name="Changelog.A2" office:value-type="string">
            <text:p text:style-name="P30">Maione</text:p>
          </table:table-cell>
          <table:table-cell table:style-name="Changelog.B2" office:value-type="string">
            <text:p text:style-name="P28"><text:span text:style-name="T18">20/11</text:span>/2018</text:p>
          </table:table-cell>
          <table:table-cell table:style-name="Changelog.B2" office:value-type="string">
            <text:p text:style-name="P30">Corrections</text:p>
          </table:table-cell>
        </table:table-row>
        <table:table-row table:style-name="Changelog.6">
          <table:table-cell table:style-name="Changelog.A2" office:value-type="string">
            <text:p text:style-name="P31">Iervolino</text:p>
          </table:table-cell>
          <table:table-cell table:style-name="Changelog.B2" office:value-type="string">
            <text:p text:style-name="P31">21/11/2018</text:p>
          </table:table-cell>
          <table:table-cell table:style-name="Changelog.B2" office:value-type="string">
            <text:p text:style-name="P31">Revision</text:p>
          </table:table-cell>
        </table:table-row>
      </table:table>
      <text:p text:style-name="P35"/>
      <text:h text:style-name="P85" text:outline-level="1"><text:bookmark-start text:name="__RefHeading___Toc156_2204026579"/>Paths <text:span text:style-name="T15">and project structure</text:span><text:bookmark-end text:name="__RefHeading___Toc156_2204026579"/></text:h>
      <text:p text:style-name="P38"><text:span text:style-name="T11">T</text:span><text:span text:style-name="T10">he </text:span><text:span text:style-name="T12">project</text:span><text:span text:style-name="T10"> directory </text:span><text:span text:style-name="T12">is the one that contain the .git folder. The </text:span><text:span text:style-name="T14">project </text:span><text:span text:style-name="T13">structure is shown below:</text:span></text:p>
      <text:p text:style-name="Codice">Howl’s Moving Castle - another door</text:p>
      <text:p text:style-name="P42">├───Rules</text:p>
      <text:p text:style-name="P42">├───Ideas and suggestions</text:p>
      <text:p text:style-name="Codice">├───Documentation</text:p>
      <text:p text:style-name="P58">│ <text:s text:c="2"/>└───<text:span text:style-name="T38">Periodic tables of story telling</text:span></text:p>
      <text:p text:style-name="Codice">├───Resources</text:p>
      <text:p text:style-name="Codice">│ <text:s text:c="2"/>├───Characters</text:p>
      <text:p text:style-name="P48">│ <text:s text:c="2"/>│ <text:s text:c="2"/>├───Characters <text:span text:style-name="T27">m</text:span>aps</text:p>
      <text:p text:style-name="P60">│ <text:s text:c="2"/>│ <text:s text:c="2"/>└───<text:span text:style-name="T42">[Character Name]</text:span></text:p>
      <text:p text:style-name="P60">│ <text:s text:c="2"/>│ <text:s text:c="6"/>└───<text:span text:style-name="T42">[</text:span><text:span text:style-name="T41">Transformation</text:span><text:span text:style-name="T43"> Name]</text:span><text:span text:style-name="T26"> </text:span><text:span text:style-name="T40">(e.g. Normal/Kid/Old/Berserk)</text:span></text:p>
      <text:p text:style-name="P59">│ <text:s text:c="2"/>│ <text:s text:c="10"/>├───<text:span text:style-name="T39">Story</text:span></text:p>
      <text:p text:style-name="P53">│ <text:s text:c="2"/>│ <text:s text:c="10"/>├───<text:span text:style-name="T31">Icons</text:span></text:p>
      <text:p text:style-name="P47">│ <text:s text:c="2"/>│ <text:s text:c="10"/>├───<text:span text:style-name="T31">Sketch and pictures</text:span></text:p>
      <text:p text:style-name="P49">│ <text:s text:c="2"/>│ <text:s text:c="10"/>├───Interpersonal <text:span text:style-name="T28">c</text:span>ircumplex</text:p>
      <text:p text:style-name="P43">│ <text:s text:c="2"/>│ <text:s text:c="10"/>├───<text:span text:style-name="T22">3D model</text:span></text:p>
      <text:p text:style-name="P43">│ <text:s text:c="2"/>│ <text:s text:c="10"/>│ <text:s text:c="2"/>└───<text:span text:style-name="T22">Textures</text:span></text:p>
      <text:p text:style-name="P44">│ <text:s text:c="2"/>│ <text:s text:c="10"/>├───<text:span text:style-name="T22">Sounds</text:span></text:p>
      <text:p text:style-name="P44">│ <text:s text:c="2"/>│ <text:s text:c="10"/><text:span text:style-name="T20">└</text:span>───<text:span text:style-name="T20">Music</text:span></text:p>
      <text:p text:style-name="P45">│ <text:s text:c="2"/>├───<text:span text:style-name="T23">Objects</text:span></text:p>
      <text:p text:style-name="P60">│ <text:s text:c="2"/>│ <text:s text:c="2"/>└───<text:span text:style-name="T43">[Object Name]</text:span></text:p>
      <text:p text:style-name="P54">│ <text:s text:c="2"/>│ <text:s text:c="6"/>├───<text:span text:style-name="T31">Sketch and pictures</text:span></text:p>
      <text:p text:style-name="P56">│ <text:s text:c="2"/>│ <text:s text:c="6"/>├───<text:span text:style-name="T31">Icons</text:span></text:p>
      <text:p text:style-name="P45"><text:span text:style-name="T20">│ <text:s text:c="2"/>│ <text:s text:c="6"/>├</text:span>───3D model</text:p>
      <text:p text:style-name="P45">│ <text:s text:c="2"/>│ <text:span text:style-name="T20"><text:s text:c="4"/></text:span><text:s text:c="2"/><text:span text:style-name="T20">│</text:span> <text:s text:c="2"/>└───Textures</text:p>
      <text:p text:style-name="P45">│ <text:s text:c="2"/>│<text:span text:style-name="T20"> <text:s text:c="3"/></text:span><text:s text:c="3"/>└───Sounds</text:p>
      <text:p text:style-name="Codice">│ <text:s text:c="2"/>├───Levels</text:p>
      <text:p text:style-name="P50">│ <text:s text:c="2"/>│ <text:s text:c="2"/>├───<text:span text:style-name="T29">Diagrams</text:span></text:p>
      <text:p text:style-name="P51">│ <text:s text:c="2"/>│ <text:s text:c="2"/>├───<text:span text:style-name="T30">Maps</text:span></text:p>
      <text:p text:style-name="P46">│ <text:s text:c="2"/>│ <text:s text:c="2"/>└───<text:span text:style-name="T43">[Nation Name]</text:span></text:p>
      <text:p text:style-name="P46">│ <text:s text:c="2"/>│ <text:s text:c="6"/>└───<text:span text:style-name="T43">[City Name]</text:span></text:p>
      <text:p text:style-name="P46">│ <text:s text:c="2"/>│ <text:s text:c="10"/>└───<text:span text:style-name="T43">[Zone Name]</text:span></text:p>
      <text:p text:style-name="P60">│ <text:s text:c="2"/>│ <text:s text:c="14"/>└───<text:span text:style-name="T42">[</text:span><text:span text:style-name="T41">Transformation</text:span><text:span text:style-name="T43"> Name]</text:span><text:span text:style-name="T26"> </text:span><text:span text:style-name="T40">(e.g. Normal/InFlames/PostWar/Past)</text:span></text:p>
      <text:p text:style-name="P59">│ <text:s text:c="2"/>│ <text:s text:c="18"/>├───<text:span text:style-name="T39">Story</text:span></text:p>
      <text:p text:style-name="P52">│ <text:s text:c="2"/>│ <text:s text:c="18"/>├───<text:span text:style-name="T30">Maps</text:span></text:p>
      <text:p text:style-name="P55">│ <text:s text:c="2"/>│ <text:s text:c="18"/>├───<text:span text:style-name="T32">Icons</text:span></text:p>
      <text:p text:style-name="P54">│ <text:s text:c="2"/>│ <text:s text:c="18"/>├───<text:span text:style-name="T31">Sketch and pictures</text:span></text:p>
      <text:p text:style-name="P61">│ <text:s text:c="2"/>│ <text:s text:c="18"/>└───<text:span text:style-name="T19">Rooms</text:span></text:p>
      <text:p text:style-name="P62">│ <text:s text:c="2"/>│ <text:s text:c="22"/>└───<text:span text:style-name="T44">[Room Name]</text:span></text:p>
      <text:p text:style-name="P63">│ <text:s text:c="2"/>│ <text:s text:c="26"/>├───<text:span text:style-name="T31">Sketch and pictures</text:span></text:p>
      <text:p text:style-name="P63">│ <text:s text:c="2"/>│ <text:s text:c="26"/>├───<text:span text:style-name="T20">3D model</text:span></text:p>
      <text:p text:style-name="P57">│ <text:s text:c="2"/>│ <text:s text:c="26"/>│ <text:s text:c="2"/>└───Textures</text:p>
      <text:p text:style-name="P57">│ <text:s text:c="2"/>│ <text:s text:c="26"/>├───Sounds</text:p>
      <text:p text:style-name="P62">│ <text:s text:c="2"/>│ <text:s text:c="26"/><text:span text:style-name="T20">└</text:span>───<text:span text:style-name="T20">Music</text:span></text:p>
      <text:p text:style-name="Codice">│ <text:s text:c="2"/>└───Logos</text:p>
      <text:p text:style-name="P42">├───<text:span text:style-name="T21">Aurora tool</text:span> pro<text:span text:style-name="T25">totypes</text:span></text:p>
      <text:p text:style-name="P42">└───<text:span text:style-name="T24">Ghost </text:span>Unity project</text:p>
      <text:h text:style-name="P84" text:outline-level="1"><text:bookmark-start text:name="__RefHeading___Toc800_2442314896"/>Naming convention<text:bookmark-end text:name="__RefHeading___Toc800_2442314896"/></text:h>
      <text:p text:style-name="P37">We choose to use the <text:span text:style-name="T34">following naming </text:span>convention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P77">Group</text:p>
          </table:table-cell>
          <table:table-cell table:style-name="Naming_5f_convention.B1" office:value-type="string">
            <text:p text:style-name="P77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77">Sketch/picture</text:p>
          </table:table-cell>
          <table:table-cell table:style-name="Naming_5f_convention.B2" office:value-type="string">
            <text:p text:style-name="P78"><text:span text:style-name="T46">SKT</text:span>_[<text:span text:style-name="T46">level/</text:span>character name]_[<text:span text:style-name="T45">transformation</text:span>/status name]_[descriptive name].ext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P78"><text:span text:style-name="T46">PIC</text:span>_[<text:span text:style-name="T46">level/</text:span>character name]_[<text:span text:style-name="T45">transformation</text:span>/status name]_[descriptive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77">Interpersonal circumplex</text:p>
          </table:table-cell>
          <table:table-cell table:style-name="Naming_5f_convention.B2" office:value-type="string">
            <text:p text:style-name="P79">IPC_[character name]_[<text:span text:style-name="T45">transformation</text:span>/status name].ext</text:p>
          </table:table-cell>
        </table:table-row>
        <table:table-row table:style-name="Naming_5f_convention.5">
          <table:table-cell table:style-name="Naming_5f_convention.A2" office:value-type="string">
            <text:p text:style-name="P77">Periodic table of story telling</text:p>
          </table:table-cell>
          <table:table-cell table:style-name="Naming_5f_convention.B2" office:value-type="string">
            <text:p text:style-name="P80">PTS_[part/character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81">Map</text:p>
          </table:table-cell>
          <table:table-cell table:style-name="Naming_5f_convention.B2" office:value-type="string">
            <text:p text:style-name="P81">MAP_[level name]_[<text:span text:style-name="T45">transformation</text:span>/status name].ext</text:p>
          </table:table-cell>
        </table:table-row>
        <table:table-row table:style-name="Naming_5f_convention.7">
          <table:table-cell table:style-name="Naming_5f_convention.A2" office:value-type="string">
            <text:p text:style-name="P82">Diagram</text:p>
          </table:table-cell>
          <table:table-cell table:style-name="Naming_5f_convention.B2" office:value-type="string">
            <text:p text:style-name="P82">DIA_[diagram type]_[level/character name]_[<text:span text:style-name="T45">transformation</text:span>/status name].ext</text:p>
          </table:table-cell>
        </table:table-row>
      </table:table>
      <text:p text:style-name="Standard"/>
      <text:h text:style-name="P86" text:outline-level="1"><text:bookmark-start text:name="__RefHeading___Toc804_2442314896"/>Tools, file types and format<text:bookmark-end text:name="__RefHeading___Toc804_2442314896"/></text:h>
      <text:p text:style-name="P64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h text:style-name="Heading_20_2" text:outline-level="2"><text:bookmark-start text:name="__RefHeading___Toc3942_1649709148"/>Personal computer<text:bookmark-end text:name="__RefHeading___Toc3942_1649709148"/></text:h>
      <text:p text:style-name="Standard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5">Group</text:p>
          </table:table-cell>
          <table:table-cell table:style-name="ToolsPersonal.B1" office:value-type="string">
            <text:p text:style-name="P8">File type</text:p>
          </table:table-cell>
          <table:table-cell table:style-name="ToolsPersonal.B1" office:value-type="string">
            <text:p text:style-name="P8">Extension</text:p>
          </table:table-cell>
          <table:table-cell table:style-name="ToolsPersonal.B1" office:value-type="string">
            <text:p text:style-name="P8">Software</text:p>
          </table:table-cell>
        </table:table-row>
        <table:table-row table:style-name="ToolsPersonal.2">
          <table:table-cell table:style-name="ToolsPersonal.A2" office:value-type="string">
            <text:p text:style-name="P10">Organization</text:p>
          </table:table-cell>
          <table:table-cell table:style-name="ToolsPersonal.B2" office:value-type="string">
            <text:p text:style-name="P11">Issue tracking</text:p>
          </table:table-cell>
          <table:table-cell table:style-name="ToolsPersonal.B2" office:value-type="string">
            <text:p text:style-name="P8"/>
          </table:table-cell>
          <table:table-cell table:style-name="ToolsPersonal.B2" office:value-type="string">
            <text:p text:style-name="P11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0">Environment</text:p>
          </table:table-cell>
          <table:table-cell table:style-name="ToolsPersonal.B2" office:value-type="string">
            <text:p text:style-name="P8">Virtual machine</text:p>
          </table:table-cell>
          <table:table-cell table:style-name="ToolsPersonal.B2" office:value-type="string">
            <text:p text:style-name="P8">.vdi</text:p>
          </table:table-cell>
          <table:table-cell table:style-name="ToolsPersonal.B2" office:value-type="string">
            <text:p text:style-name="P8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8">O.S.</text:p>
          </table:table-cell>
          <table:table-cell table:style-name="ToolsPersonal.B2" office:value-type="string">
            <text:p text:style-name="P8"/>
          </table:table-cell>
          <table:table-cell table:style-name="ToolsPersonal.B2" office:value-type="string">
            <text:p text:style-name="P8">Windows 10</text:p>
          </table:table-cell>
        </table:table-row>
      </table:table>
      <text:h text:style-name="Heading_20_3" text:outline-level="3"><text:bookmark-start text:name="__RefHeading___Toc3944_1649709148"/><text:span text:style-name="T51">A</text:span>rtist <text:span text:style-name="T50">and programmer</text:span><text:bookmark-end text:name="__RefHeading___Toc3944_1649709148"/></text:h>
      <text:p text:style-name="Standard"><text:span text:style-name="T49">For artists and programmer, for performance reason, the following tools are</text:span> <text:span text:style-name="T48">added to the personal computer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72">Group</text:p>
          </table:table-cell>
          <table:table-cell table:style-name="Table1.B1" office:value-type="string">
            <text:p text:style-name="P73">File type</text:p>
          </table:table-cell>
          <table:table-cell table:style-name="Table1.B1" office:value-type="string">
            <text:p text:style-name="P73">Extension</text:p>
          </table:table-cell>
          <table:table-cell table:style-name="Table1.B1" office:value-type="string">
            <text:p text:style-name="P73">Software</text:p>
          </table:table-cell>
        </table:table-row>
        <table:table-row table:style-name="Table1.2">
          <table:table-cell table:style-name="Table1.A2" table:number-rows-spanned="2" office:value-type="string">
            <text:p text:style-name="P74">Development</text:p>
          </table:table-cell>
          <table:table-cell table:style-name="Table1.B2" office:value-type="string">
            <text:p text:style-name="P73">C# project</text:p>
          </table:table-cell>
          <table:table-cell table:style-name="Table1.B2" office:value-type="string">
            <text:p text:style-name="P73">.sln</text:p>
          </table:table-cell>
          <table:table-cell table:style-name="Table1.B2" office:value-type="string">
            <text:p text:style-name="P73">Visual Studio 2017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73">Unity project</text:p>
          </table:table-cell>
          <table:table-cell table:style-name="Table1.B2" office:value-type="string">
            <text:p text:style-name="P73">.unity</text:p>
          </table:table-cell>
          <table:table-cell table:style-name="Table1.B2" office:value-type="string">
            <text:p text:style-name="P73">Unity 2018.2</text:p>
          </table:table-cell>
        </table:table-row>
        <table:table-row table:style-name="Table1.4">
          <table:table-cell table:style-name="Table1.A2" office:value-type="string">
            <text:p text:style-name="P72">Asset editing</text:p>
          </table:table-cell>
          <table:table-cell table:style-name="Table1.B2" office:value-type="string">
            <text:p text:style-name="P75">3D models</text:p>
          </table:table-cell>
          <table:table-cell table:style-name="Table1.B2" office:value-type="string">
            <text:p text:style-name="P73">.blend; .fbx</text:p>
          </table:table-cell>
          <table:table-cell table:style-name="Table1.B2" office:value-type="string">
            <text:p text:style-name="P73">Blender 2.79</text:p>
          </table:table-cell>
        </table:table-row>
      </table:table>
      <text:h text:style-name="Heading_20_2" text:outline-level="2"><text:bookmark-start text:name="__RefHeading___Toc3946_1649709148"/>Virtual machine<text:bookmark-end text:name="__RefHeading___Toc3946_1649709148"/></text:h>
      <text:p text:style-name="Standard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6">Group</text:p>
          </table:table-cell>
          <table:table-cell table:style-name="Filetypes.B1" office:value-type="string">
            <text:p text:style-name="P8">File type</text:p>
          </table:table-cell>
          <table:table-cell table:style-name="Filetypes.B1" office:value-type="string">
            <text:p text:style-name="P8">Extension</text:p>
          </table:table-cell>
          <table:table-cell table:style-name="Filetypes.B1" office:value-type="string">
            <text:p text:style-name="P8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2">Organization</text:p>
          </table:table-cell>
          <table:table-cell table:style-name="Filetypes.B2" office:value-type="string">
            <text:p text:style-name="P8">Version control</text:p>
          </table:table-cell>
          <table:table-cell table:style-name="Filetypes.B2" office:value-type="string">
            <text:p text:style-name="P8">.git</text:p>
          </table:table-cell>
          <table:table-cell table:style-name="Filetypes.B2" office:value-type="string">
            <text:p text:style-name="P8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3">Flowchart</text:p>
          </table:table-cell>
          <table:table-cell table:style-name="Filetypes.B2" office:value-type="string">
            <text:p text:style-name="P13">.xml</text:p>
          </table:table-cell>
          <table:table-cell table:style-name="Filetypes.B2" office:value-type="string">
            <text:p text:style-name="P14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8">Text document</text:p>
          </table:table-cell>
          <table:table-cell table:style-name="Filetypes.B2" office:value-type="string">
            <text:p text:style-name="P8">.odt</text:p>
          </table:table-cell>
          <table:table-cell table:style-name="Filetypes.B2" office:value-type="string">
            <text:p text:style-name="P8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8">Document presentation</text:p>
          </table:table-cell>
          <table:table-cell table:style-name="Filetypes.B2" office:value-type="string">
            <text:p text:style-name="P8">.pdf</text:p>
          </table:table-cell>
          <table:table-cell table:style-name="Filetypes.B2" office:value-type="string">
            <text:p text:style-name="P8">Adobe Acrobat Reader DC 2019</text:p>
          </table:table-cell>
        </table:table-row>
        <table:table-row table:style-name="Filetypes.6">
          <table:table-cell table:style-name="Filetypes.A2" table:number-rows-spanned="3" office:value-type="string">
            <text:p text:style-name="P6">Asset editing</text:p>
          </table:table-cell>
          <table:table-cell table:style-name="Filetypes.B2" office:value-type="string">
            <text:p text:style-name="P15">Raster image</text:p>
          </table:table-cell>
          <table:table-cell table:style-name="Filetypes.B2" office:value-type="string">
            <text:p text:style-name="P8">.<text:span text:style-name="T6">png</text:span>; .<text:span text:style-name="T6">jpg; .tiff</text:span></text:p>
          </table:table-cell>
          <table:table-cell table:style-name="Filetypes.B2" office:value-type="string">
            <text:p text:style-name="P8">GIMP 2.10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5">Vector image</text:p>
          </table:table-cell>
          <table:table-cell table:style-name="Filetypes.B2" office:value-type="string">
            <text:p text:style-name="P8">.<text:span text:style-name="T7">svg</text:span></text:p>
          </table:table-cell>
          <table:table-cell table:style-name="Filetypes.B2" office:value-type="string">
            <text:p text:style-name="P8">Inkscape 0.91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9">Music and sounds</text:p>
          </table:table-cell>
          <table:table-cell table:style-name="Filetypes.B2" office:value-type="string">
            <text:p text:style-name="P8">.<text:span text:style-name="T16">mp3</text:span></text:p>
          </table:table-cell>
          <table:table-cell table:style-name="Filetypes.B2" office:value-type="string">
            <text:p text:style-name="P8">FL Studio <text:span text:style-name="T16">20</text:span></text:p>
          </table:table-cell>
        </table:table-row>
        <table:table-row table:style-name="Filetypes.9">
          <table:table-cell table:style-name="Filetypes.A2" office:value-type="string">
            <text:p text:style-name="P32">General editing</text:p>
          </table:table-cell>
          <table:table-cell table:style-name="Filetypes.B2" office:value-type="string">
            <text:p text:style-name="P15">Other text file</text:p>
          </table:table-cell>
          <table:table-cell table:style-name="Filetypes.B2" office:value-type="string">
            <text:p text:style-name="P8"/>
          </table:table-cell>
          <table:table-cell table:style-name="Filetypes.B2" office:value-type="string">
            <text:p text:style-name="P8">Notepad++ 7.5.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33">Prototyping</text:p>
          </table:table-cell>
          <table:table-cell table:style-name="Filetypes.B2" office:value-type="string">
            <text:p text:style-name="P22">Level prototype</text:p>
          </table:table-cell>
          <table:table-cell table:style-name="Filetypes.B2" office:value-type="string">
            <text:p text:style-name="P8">.<text:span text:style-name="T36">erf</text:span></text:p>
          </table:table-cell>
          <table:table-cell table:style-name="Filetypes.B2" office:value-type="string">
            <text:p text:style-name="P8">Aurora Tool<text:span text:style-name="T36">s</text:span>et <text:span text:style-name="T52">1.68</text:span>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23">Tiled map</text:p>
          </table:table-cell>
          <table:table-cell table:style-name="Filetypes.B2" office:value-type="string">
            <text:p text:style-name="P8">.<text:span text:style-name="T37">tmx</text:span></text:p>
          </table:table-cell>
          <table:table-cell table:style-name="Filetypes.B2" office:value-type="string">
            <text:p text:style-name="P23">Tiled 1.2.0</text:p>
          </table:table-cell>
        </table:table-row>
      </table:table>
      <text:h text:style-name="Heading_20_2" text:outline-level="2"><text:bookmark-start text:name="__RefHeading___Toc3948_1649709148"/>Formats<text:bookmark-end text:name="__RefHeading___Toc3948_1649709148"/></text:h>
      <text:p text:style-name="Standard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7">Group</text:p>
          </table:table-cell>
          <table:table-cell table:style-name="Formats.B1" office:value-type="string">
            <text:p text:style-name="P9">File type</text:p>
          </table:table-cell>
          <table:table-cell table:style-name="Formats.B1" office:value-type="string">
            <text:p text:style-name="P9">Extension</text:p>
          </table:table-cell>
          <table:table-cell table:style-name="Formats.B1" office:value-type="string">
            <text:p text:style-name="P17">Format</text:p>
          </table:table-cell>
        </table:table-row>
        <table:table-row table:style-name="Formats.2">
          <table:table-cell table:style-name="Formats.A2" table:number-rows-spanned="3" office:value-type="string">
            <text:p text:style-name="P7">Asset editing</text:p>
          </table:table-cell>
          <table:table-cell table:style-name="Formats.B2" office:value-type="string">
            <text:p text:style-name="P16">Raster image</text:p>
          </table:table-cell>
          <table:table-cell table:style-name="Formats.B2" office:value-type="string">
            <text:p text:style-name="P9">.<text:span text:style-name="T6">png</text:span>; .<text:span text:style-name="T6">jpg; .tiff</text:span></text:p>
          </table:table-cell>
          <table:table-cell table:style-name="Formats.B2" office:value-type="string">
            <text:p text:style-name="P17"><text:span text:style-name="T35">32px; </text:span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1">Vector image</text:p>
          </table:table-cell>
          <table:table-cell table:style-name="Formats.B2" office:value-type="string">
            <text:p text:style-name="P9">.<text:span text:style-name="T33">svg</text:span></text:p>
          </table:table-cell>
          <table:table-cell table:style-name="Formats.B2" office:value-type="string">
            <text:p text:style-name="P18"><text:span text:style-name="T33">2000</text:span>×<text:span text:style-name="T33">2000</text:span></text:p>
          </table:table-cell>
        </table:table-row>
        <table:table-row table:style-name="Formats.4">
          <table:covered-table-cell/>
          <table:table-cell table:style-name="Formats.B2" office:value-type="string">
            <text:p text:style-name="P20">Music and sounds</text:p>
          </table:table-cell>
          <table:table-cell table:style-name="Formats.B2" office:value-type="string">
            <text:p text:style-name="P9">.<text:span text:style-name="T17">mp3</text:span></text:p>
          </table:table-cell>
          <table:table-cell table:style-name="Formats.B2" office:value-type="string">
            <text:p text:style-name="P9">320 kbps</text:p>
          </table:table-cell>
        </table:table-row>
      </table:table>
      <text:p text:style-name="Standard"/>
      <text:h text:style-name="P87" text:outline-level="1"><text:bookmark-start text:name="__RefHeading___Toc487_337111748"/>Version control<text:bookmark-end text:name="__RefHeading___Toc487_337111748"/></text:h>
      <text:p text:style-name="P36">The web-based hosting service for version control that we use is GitHub Inc.:</text:p>
      <text:p text:style-name="Standard"><text:span text:style-name="T4">U</text:span>rl:</text:p>
      <text:list xml:id="list3371561538" text:style-name="L1">
        <text:list-item>
          <text:p text:style-name="P67">https://github.com/mikymaione/Howl-s-Moving-Castle-another-door</text:p>
        </text:list-item>
      </text:list>
      <text:p text:style-name="Standard">Administrator:</text:p>
      <text:list xml:id="list633454249" text:style-name="L2">
        <text:list-item>
          <text:p text:style-name="P68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snap-to-layout-grid="true">
        <style:tab-stops/>
        <style:drop-cap/>
      </style:paragraph-properties>
      <style:text-properties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B" style:family="table-column">
      <style:table-column-properties style:column-width="9.5cm" style:rel-column-width="32768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21T09:43:09.409000000</dc:date>
    <meta:editing-duration>PT12H14M42S</meta:editing-duration>
    <meta:editing-cycles>533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9" meta:image-count="4" meta:object-count="0" meta:page-count="7" meta:paragraph-count="216" meta:word-count="571" meta:character-count="4295" meta:non-whitespace-character-count="3455"/>
  </office:meta>
</office:document-meta>
</file>